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Step 1: Prerequisites</text:span></text:p>
      <text:list xml:id="list1991274006" text:style-name="L1">
        <text:list-item>
          <text:p text:style-name="P2">Ensure you have Python installed on your computer. If not, download and install it from the official Python website: <text:a xlink:type="simple" xlink:href="https://www.python.org/downloads/" office:target-frame-name="_new" xlink:show="replace" text:style-name="Internet_20_link" text:visited-style-name="Visited_20_Internet_20_Link">https://www.python.org/downloads/</text:a></text:p>
        </text:list-item>
      </text:list>
      <text:p text:style-name="Text_20_body"><text:span text:style-name="Strong_20_Emphasis">Step 2: Install Required Packages</text:span></text:p>
      <text:list xml:id="list1355273222" text:style-name="L2">
        <text:list-item>
          <text:p text:style-name="P8">Open your terminal or command prompt.</text:p>
        </text:list-item>
        <text:list-item>
          <text:p text:style-name="P8">Navigate to the folder containing your Python script (the one you provided).</text:p>
        </text:list-item>
        <text:list-item>
          <text:p text:style-name="P3">Run the following command to install the required packages:</text:p>
        </text:list-item>
      </text:list>
      <text:p text:style-name="P1">bash</text:p>
      <text:p text:style-name="P1"><text:span text:style-name="Source_20_Text">pip install streamlit mysql-connector-python pandas</text:span></text:p>
      <text:p text:style-name="Text_20_body">This command will install Streamlit for the app interface, MySQL Connector for database access, and Pandas for data manipulation.</text:p>
      <text:p text:style-name="Text_20_body"><text:span text:style-name="Strong_20_Emphasis">Step 3: Set Up the Database</text:span></text:p>
      <text:list xml:id="list3057290393" text:style-name="L3">
        <text:list-item>
          <text:p text:style-name="P4">Make sure you have a MySQL database set up with the necessary tables. The app expects certain tables like <text:span text:style-name="Source_20_Text">template_metadata.template</text:span> and <text:span text:style-name="Source_20_Text">shopify.shop</text:span>, which should be already created and populated with data.</text:p>
        </text:list-item>
      </text:list>
      <text:p text:style-name="Text_20_body"><text:span text:style-name="Strong_20_Emphasis">Step 4: Run the Streamlit App</text:span></text:p>
      <text:list xml:id="list3264967095" text:style-name="L4">
        <text:list-item>
          <text:p text:style-name="P5">In the terminal or command prompt, navigate to the folder where your Python script is located.</text:p>
        </text:list-item>
        <text:list-item>
          <text:p text:style-name="P5">Run the following command to start the Streamlit app:</text:p>
        </text:list-item>
      </text:list>
      <text:p text:style-name="P1">bash</text:p>
      <text:p text:style-name="P1"><text:span text:style-name="Source_20_Text">streamlit run your_script.py</text:span></text:p>
      <text:p text:style-name="Text_20_body">Replace <text:span text:style-name="Source_20_Text">your_script.py</text:span> with the actual name of your Python script.</text:p>
      <text:p text:style-name="Text_20_body"><text:span text:style-name="Strong_20_Emphasis">Step 5: Use the Streamlit App</text:span></text:p>
      <text:list xml:id="list1862753459" text:style-name="L5">
        <text:list-item>
          <text:p text:style-name="P9">Once you run the command, a new web page or tab will open in your default web browser, displaying the Streamlit app.</text:p>
        </text:list-item>
        <text:list-item>
          <text:p text:style-name="P6">You can interact with the app by selecting options, inputting data, and clicking buttons, as described in the previous runbook.</text:p>
        </text:list-item>
      </text:list>
      <text:p text:style-name="Text_20_body"><text:span text:style-name="Strong_20_Emphasis">Step 6: Exit the App</text:span></text:p>
      <text:list xml:id="list300933832" text:style-name="L6">
        <text:list-item>
          <text:p text:style-name="P10">To stop the Streamlit app, go back to the terminal or command prompt where you ran the <text:span text:style-name="Source_20_Text">streamlit run</text:span> command.</text:p>
        </text:list-item>
        <text:list-item>
          <text:p text:style-name="P7">Press <text:span text:style-name="Source_20_Text">Ctrl+C</text:span> to stop the app.</text:p>
        </text:list-item>
      </text:list>
      <text:p text:style-name="Text_20_body">That's it! You've successfully run the Streamlit app for theme and filter mapping subscription. You can use it to interact with your MySQL database and perform mapping tasks as described in the provided cod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3T15:08:42.540176811</meta:creation-date>
    <dc:date>2023-09-13T15:08:58.597439022</dc:date>
    <meta:editing-duration>PT16S</meta:editing-duration>
    <meta:editing-cycles>1</meta:editing-cycles>
    <meta:document-statistic meta:table-count="0" meta:image-count="0" meta:object-count="0" meta:page-count="1" meta:paragraph-count="24" meta:word-count="286" meta:character-count="1717" meta:non-whitespace-character-count="1466"/>
    <meta:generator>LibreOffice/6.4.7.2$Linux_X86_64 LibreOffice_project/40$Build-2</meta:generator>
  </office:meta>
</office:document-meta>
</file>